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eefa5"/>
    </style:style>
    <style:style style:name="P2" style:family="paragraph" style:parent-style-name="Standard">
      <style:paragraph-properties fo:text-align="justify" style:justify-single-word="false"/>
      <style:text-properties officeooo:paragraph-rsid="0021ee9d"/>
    </style:style>
    <style:style style:name="P3" style:family="paragraph" style:parent-style-name="Standard">
      <style:paragraph-properties fo:text-align="justify" style:justify-single-word="false"/>
      <style:text-properties officeooo:paragraph-rsid="002337ed"/>
    </style:style>
    <style:style style:name="P4" style:family="paragraph" style:parent-style-name="Standard">
      <style:paragraph-properties fo:text-align="justify" style:justify-single-word="false"/>
      <style:text-properties officeooo:paragraph-rsid="0026b27f"/>
    </style:style>
    <style:style style:name="P5" style:family="paragraph" style:parent-style-name="Standard">
      <style:paragraph-properties fo:text-align="justify" style:justify-single-word="false"/>
      <style:text-properties officeooo:paragraph-rsid="002bd4c8"/>
    </style:style>
    <style:style style:name="P6" style:family="paragraph" style:parent-style-name="Standard">
      <style:paragraph-properties fo:text-align="justify" style:justify-single-word="false"/>
      <style:text-properties officeooo:paragraph-rsid="002d6a10"/>
    </style:style>
    <style:style style:name="P7" style:family="paragraph" style:parent-style-name="Standard">
      <style:paragraph-properties fo:text-align="justify" style:justify-single-word="false"/>
      <style:text-properties officeooo:paragraph-rsid="003156d2"/>
    </style:style>
    <style:style style:name="P8" style:family="paragraph" style:parent-style-name="Standard">
      <style:paragraph-properties fo:text-align="justify" style:justify-single-word="false"/>
      <style:text-properties officeooo:paragraph-rsid="003ac77f"/>
    </style:style>
    <style:style style:name="P9" style:family="paragraph" style:parent-style-name="Standard">
      <style:paragraph-properties fo:text-align="justify" style:justify-single-word="false"/>
      <style:text-properties officeooo:paragraph-rsid="003df187"/>
    </style:style>
    <style:style style:name="P10" style:family="paragraph" style:parent-style-name="Standard">
      <style:paragraph-properties fo:text-align="justify" style:justify-single-word="false"/>
      <style:text-properties officeooo:paragraph-rsid="003fefb3"/>
    </style:style>
    <style:style style:name="P11" style:family="paragraph" style:parent-style-name="Standard">
      <style:paragraph-properties fo:text-align="justify" style:justify-single-word="false"/>
      <style:text-properties officeooo:paragraph-rsid="004393cc"/>
    </style:style>
    <style:style style:name="P12" style:family="paragraph" style:parent-style-name="Standard">
      <style:paragraph-properties fo:line-height="200%" fo:text-align="justify" style:justify-single-word="false"/>
      <style:text-properties officeooo:paragraph-rsid="001eefa5"/>
    </style:style>
    <style:style style:name="P13" style:family="paragraph" style:parent-style-name="Standard">
      <style:paragraph-properties fo:text-align="center" style:justify-single-word="false" fo:padding="0.049cm" fo:border="0.06pt solid #000000" style:shadow="#808080 0.176cm -0.176cm"/>
      <style:text-properties fo:font-weight="bold" officeooo:rsid="001e5b7d" officeooo:paragraph-rsid="001e5b7d" style:font-weight-asian="bold" style:font-weight-complex="bold"/>
    </style:style>
    <style:style style:name="P14" style:family="paragraph" style:parent-style-name="Standard">
      <style:paragraph-properties fo:padding="0.049cm" fo:border="0.06pt solid #000000" style:shadow="#808080 0.176cm -0.176cm"/>
      <style:text-properties officeooo:rsid="001e5b7d" officeooo:paragraph-rsid="001e5b7d"/>
    </style:style>
    <style:style style:name="P15" style:family="paragraph" style:parent-style-name="Standard">
      <style:paragraph-properties fo:text-align="center" style:justify-single-word="false" fo:padding="0.049cm" fo:border="0.06pt solid #000000" style:shadow="#808080 0.176cm -0.176cm"/>
      <style:text-properties fo:font-style="normal" fo:font-weight="bold" officeooo:rsid="001e5b7d" officeooo:paragraph-rsid="001e5b7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37ed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eefa5" style:font-style-asian="normal" style:font-style-complex="normal"/>
    </style:style>
    <style:style style:name="T5" style:family="text">
      <style:text-properties fo:font-style="normal" officeooo:rsid="001e5b7d" style:font-style-asian="normal" style:font-style-complex="normal"/>
    </style:style>
    <style:style style:name="T6" style:family="text">
      <style:text-properties fo:font-style="normal" officeooo:rsid="00202548" style:font-style-asian="normal" style:font-style-complex="normal"/>
    </style:style>
    <style:style style:name="T7" style:family="text">
      <style:text-properties fo:font-style="normal" officeooo:rsid="0021ee9d" style:font-style-asian="normal" style:font-style-complex="normal"/>
    </style:style>
    <style:style style:name="T8" style:family="text">
      <style:text-properties fo:font-style="normal" officeooo:rsid="002337ed" style:font-style-asian="normal" style:font-style-complex="normal"/>
    </style:style>
    <style:style style:name="T9" style:family="text">
      <style:text-properties fo:font-style="normal" officeooo:rsid="0026b27f" style:font-style-asian="normal" style:font-style-complex="normal"/>
    </style:style>
    <style:style style:name="T10" style:family="text">
      <style:text-properties fo:font-style="normal" officeooo:rsid="002910b4" style:font-style-asian="normal" style:font-style-complex="normal"/>
    </style:style>
    <style:style style:name="T11" style:family="text">
      <style:text-properties fo:font-style="normal" officeooo:rsid="002a0e04" style:font-style-asian="normal" style:font-style-complex="normal"/>
    </style:style>
    <style:style style:name="T12" style:family="text">
      <style:text-properties fo:font-style="normal" officeooo:rsid="002d6a10" style:font-style-asian="normal" style:font-style-complex="normal"/>
    </style:style>
    <style:style style:name="T13" style:family="text">
      <style:text-properties fo:font-style="normal" officeooo:rsid="003156d2" style:font-style-asian="normal" style:font-style-complex="normal"/>
    </style:style>
    <style:style style:name="T14" style:family="text">
      <style:text-properties fo:font-style="normal" officeooo:rsid="003466f8" style:font-style-asian="normal" style:font-style-complex="normal"/>
    </style:style>
    <style:style style:name="T15" style:family="text">
      <style:text-properties fo:font-style="normal" officeooo:rsid="003ac77f" style:font-style-asian="normal" style:font-style-complex="normal"/>
    </style:style>
    <style:style style:name="T16" style:family="text">
      <style:text-properties fo:font-style="normal" officeooo:rsid="003df187" style:font-style-asian="normal" style:font-style-complex="normal"/>
    </style:style>
    <style:style style:name="T17" style:family="text">
      <style:text-properties fo:font-style="normal" officeooo:rsid="00417b3e" style:font-style-asian="normal" style:font-style-complex="normal"/>
    </style:style>
    <style:style style:name="T18" style:family="text">
      <style:text-properties fo:font-style="normal" officeooo:rsid="004393cc" style:font-style-asian="normal" style:font-style-complex="normal"/>
    </style:style>
    <style:style style:name="T19" style:family="text">
      <style:text-properties fo:font-style="normal" officeooo:rsid="0044cd5a" style:font-style-asian="normal" style:font-style-complex="normal"/>
    </style:style>
    <style:style style:name="T20" style:family="text">
      <style:text-properties fo:font-style="normal" officeooo:rsid="00469f65" style:font-style-asian="normal" style:font-style-complex="normal"/>
    </style:style>
    <style:style style:name="T21" style:family="text">
      <style:text-properties fo:font-style="normal" officeooo:rsid="004742c3" style:font-style-asian="normal" style:font-style-complex="normal"/>
    </style:style>
    <style:style style:name="T22" style:family="text">
      <style:text-properties fo:font-style="normal" fo:font-weight="bold" officeooo:rsid="001e5b7d" style:font-style-asian="normal" style:font-weight-asian="bold" style:font-style-complex="normal" style:font-weight-complex="bold"/>
    </style:style>
    <style:style style:name="T23" style:family="text">
      <style:text-properties officeooo:rsid="0044cd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>Contrôle de lecture intermédiaire sur <text:span text:style-name="T1">La Chanson de Roland</text:span></text:p>
      <text:p text:style-name="P15">laisses 1 à 89</text:p>
      <text:p text:style-name="P14"><text:span text:style-name="T3"/></text:p>
      <text:p text:style-name="P1"><text:span text:style-name="T5"/></text:p>
      <text:p text:style-name="P12"><text:span text:style-name="T5">LXXXVII. Roland est </text:span><text:span text:style-name="T22">preux</text:span><text:span text:style-name="T5"> et Olivier est sage. Tous deux ont une merveilleuse vaillance : puisqu’ils sont à cheval et en armes, même pour la mort ils n’esquiveront pas la bataille. Braves sont les comtes et leurs paroles hautes. Les </text:span><text:span text:style-name="T22">païens</text:span><text:span text:style-name="T5"> félons chevauchent avec grande fureur. Olivier dit : « Roland, voyez leur nombre : ceux-ci sont près de nous, mais </text:span><text:span text:style-name="T22">Charles</text:span><text:span text:style-name="T5"> est trop loin. Votre olifant, vous n’avez pas daigné le sonner ; le roi serait ici </text:span><text:span text:style-name="T4">et nous n’aurions pas de dommage. Regardez là-haut, vers les ports d’Espagne : vous pouvez voir bien triste arrière-garde. Qui fait celle-ci, jamais n’en fera d’autre. » Roland répond : « Ne dites pas un tel outrage ! Maudit le </text:span><text:span text:style-name="Emphasis"><text:span text:style-name="T4">cœur</text:span></text:span><text:span text:style-name="T4"> </text:span><text:span text:style-name="Emphasis"><text:span text:style-name="T4">qui, </text:span></text:span><text:span text:style-name="Emphasis"><text:span text:style-name="T6">dans la poitrine, se relâche ! Nous tiendrons ferme, sur place. C’est de nous que viendront les coups et les combats.</text:span></text:span></text:p>
      <text:p text:style-name="P12"/>
      <text:p text:style-name="P8"><text:span text:style-name="Emphasis"><text:span text:style-name="T8">(</text:span></text:span><text:span text:style-name="Emphasis"><text:span text:style-name="T17">01</text:span></text:span><text:span text:style-name="Emphasis"><text:span text:style-name="T8">) </text:span></text:span><text:span text:style-name="Emphasis"><text:span text:style-name="T15">Comment s’appelle un texte qui raconte les aventures d’un héros ?</text:span></text:span></text:p>
      <text:p text:style-name="P2"><text:span text:style-name="Emphasis"><text:span text:style-name="T7"/></text:span></text:p>
      <text:p text:style-name="P3"><text:span text:style-name="Emphasis"><text:span text:style-name="T8">(</text:span></text:span><text:span text:style-name="Emphasis"><text:span text:style-name="T17">02</text:span></text:span><text:span text:style-name="Emphasis"><text:span text:style-name="T8">) Dans </text:span></text:span><text:span text:style-name="Emphasis"><text:span text:style-name="T2">La Chanson de Roland</text:span></text:span><text:span text:style-name="Emphasis"><text:span text:style-name="T8">, comment s’appelle le roi des Sarrazins ?</text:span></text:span></text:p>
      <text:p text:style-name="P3"><text:span text:style-name="Emphasis"><text:span text:style-name="T8"/></text:span></text:p>
      <text:p text:style-name="P9"><text:span text:style-name="Emphasis"><text:span text:style-name="T8">(</text:span></text:span><text:span text:style-name="Emphasis"><text:span text:style-name="T17">03</text:span></text:span><text:span text:style-name="Emphasis"><text:span text:style-name="T8">) Dans </text:span></text:span><text:span text:style-name="Emphasis"><text:span text:style-name="T2">La Chanson de Roland</text:span></text:span><text:span text:style-name="Emphasis"><text:span text:style-name="T8">, </text:span></text:span><text:span text:style-name="Emphasis"><text:span text:style-name="T16">dans quel pays se trouve Saragosse ?</text:span></text:span></text:p>
      <text:p text:style-name="P9"><text:span text:style-name="Emphasis"><text:span text:style-name="T16"/></text:span></text:p>
      <text:p text:style-name="P10"><text:span text:style-name="Emphasis"><text:span text:style-name="T8">(</text:span></text:span><text:span text:style-name="Emphasis"><text:span text:style-name="T17">04</text:span></text:span><text:span text:style-name="Emphasis"><text:span text:style-name="T8">) Dans </text:span></text:span><text:span text:style-name="Emphasis"><text:span text:style-name="T2">La Chanson de Roland</text:span></text:span><text:span text:style-name="Emphasis"><text:span text:style-name="T8">,</text:span></text:span><text:span text:style-name="Emphasis"><text:span text:style-name="T20"> </text:span></text:span><text:span text:style-name="Emphasis"><text:span text:style-name="T21">comment s’appelle le traître qui finit par aider le roi des Sarrazins ?</text:span></text:span></text:p>
      <text:p text:style-name="P10"><text:span text:style-name="Emphasis"><text:span text:style-name="T8"/></text:span></text:p>
      <text:p text:style-name="P11"><text:span text:style-name="Emphasis"><text:span text:style-name="T7">(</text:span></text:span><text:span text:style-name="Emphasis"><text:span text:style-name="T17">05</text:span></text:span><text:span text:style-name="Emphasis"><text:span text:style-name="T7">) </text:span></text:span><text:span text:style-name="Emphasis"><text:span text:style-name="T8">Dans </text:span></text:span><text:span text:style-name="Emphasis"><text:span text:style-name="T2">La Chanson de Roland</text:span></text:span><text:span text:style-name="Emphasis"><text:span text:style-name="T8">, </text:span></text:span><text:span text:style-name="Emphasis"><text:span text:style-name="T18">c</text:span></text:span><text:span text:style-name="Emphasis"><text:span text:style-name="T8">omment s’appelle l’épée de Roland ?</text:span></text:span></text:p>
      <text:p text:style-name="P2"><text:span text:style-name="Emphasis"><text:span text:style-name="T8"/></text:span></text:p>
      <text:p text:style-name="P4"><text:span text:style-name="Emphasis"><text:span text:style-name="T8">(</text:span></text:span><text:span text:style-name="Emphasis"><text:span text:style-name="T17">06</text:span></text:span><text:span text:style-name="Emphasis"><text:span text:style-name="T8">) Dans </text:span></text:span><text:span text:style-name="Emphasis"><text:span text:style-name="T2">La Chanson de </text:span></text:span><text:span text:style-name="Emphasis"><text:span text:style-name="T8">Roland, comment s’appelle le roi des Sarrazins ?</text:span></text:span></text:p>
      <text:p text:style-name="P2"><text:span text:style-name="Emphasis"><text:span text:style-name="T8"/></text:span></text:p>
      <text:p text:style-name="P5"><text:span text:style-name="Emphasis"><text:span text:style-name="T8">(</text:span></text:span><text:span text:style-name="Emphasis"><text:span text:style-name="T17">07</text:span></text:span><text:span text:style-name="Emphasis"><text:span text:style-name="T8">) </text:span></text:span><text:span text:style-name="Emphasis"><text:span text:style-name="T11">Dans l’extrait ci-dessus, qui est « Charles » ?</text:span></text:span></text:p>
      <text:p text:style-name="P5"><text:span text:style-name="Emphasis"><text:span text:style-name="T11"/></text:span></text:p>
      <text:p text:style-name="P6"><text:span text:style-name="Emphasis"><text:span text:style-name="T8">(</text:span></text:span><text:span text:style-name="Emphasis"><text:span text:style-name="T17">08</text:span></text:span><text:span text:style-name="Emphasis"><text:span text:style-name="T8">) </text:span></text:span><text:span text:style-name="Emphasis"><text:span text:style-name="T11">Dans l’extrait ci-dessus, </text:span></text:span><text:span text:style-name="Emphasis"><text:span text:style-name="T12">qui sont les « païens » ?</text:span></text:span></text:p>
      <text:p text:style-name="P6"><text:span text:style-name="Emphasis"><text:span text:style-name="T12"/></text:span></text:p>
      <text:p text:style-name="P7"><text:span text:style-name="Emphasis"><text:span text:style-name="T8">(</text:span></text:span><text:span text:style-name="Emphasis"><text:span text:style-name="T17">09</text:span></text:span><text:span text:style-name="Emphasis"><text:span text:style-name="T8">) </text:span></text:span><text:span text:style-name="Emphasis"><text:span text:style-name="T11">Dans l’extrait ci-dessus, </text:span></text:span><text:span text:style-name="Emphasis"><text:span text:style-name="T19">que signifie</text:span></text:span><text:span text:style-name="Emphasis"><text:span text:style-name="T11"> « </text:span></text:span><text:span text:style-name="Emphasis"><text:span text:style-name="T13">preux </text:span></text:span><text:span text:style-name="Emphasis"><text:span text:style-name="T11">» ?</text:span></text:span></text:p>
      <text:p text:style-name="P6"><text:span text:style-name="Emphasis"><text:span text:style-name="T12"/></text:span></text:p>
      <text:p text:style-name="P7"><text:span text:style-name="Emphasis"><text:span text:style-name="T8">(</text:span></text:span><text:span text:style-name="Emphasis"><text:span text:style-name="T17">10</text:span></text:span><text:span text:style-name="Emphasis"><text:span text:style-name="T8">) </text:span></text:span><text:span text:style-name="Emphasis"><text:span text:style-name="T11">Dans l’extrait ci-dessus </text:span></text:span><text:span text:style-name="Emphasis"><text:span text:style-name="T14">et en utilisant les premiers mots </text:span></text:span><text:span text:style-name="Emphasis"><text:span text:style-name="T13">expliquer la différence </text:span></text:span><text:span text:style-name="Emphasis"><text:span text:style-name="T14">de caractères entre Roland et Olivier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2T12:24:40.507000000</meta:creation-date>
    <meta:generator>LibreOffice/7.0.0.3$Windows_X86_64 LibreOffice_project/8061b3e9204bef6b321a21033174034a5e2ea88e</meta:generator>
    <dc:date>2021-03-12T12:48:16.082000000</dc:date>
    <meta:editing-duration>PT23M22S</meta:editing-duration>
    <meta:editing-cycles>28</meta:editing-cycles>
    <meta:print-date>2021-03-12T12:43:56.342000000</meta:print-date>
    <meta:document-statistic meta:table-count="0" meta:image-count="0" meta:object-count="0" meta:page-count="1" meta:paragraph-count="13" meta:word-count="286" meta:character-count="1614" meta:non-whitespace-character-count="1341"/>
  </office:meta>
</office:document-meta>
</file>